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014cm"/>
    </style:style>
    <style:style style:name="Table1.B" style:family="table-column">
      <style:table-column-properties style:column-width="3.526cm"/>
    </style:style>
    <style:style style:name="Table1.C" style:family="table-column">
      <style:table-column-properties style:column-width="4.763cm"/>
    </style:style>
    <style:style style:name="Table1.D" style:family="table-column">
      <style:table-column-properties style:column-width="5.971cm"/>
    </style:style>
    <style:style style:name="Table1.E" style:family="table-column">
      <style:table-column-properties style:column-width="1.727cm"/>
    </style:style>
    <style:style style:name="Table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042cm"/>
    </style:style>
    <style:style style:name="Table2.B" style:family="table-column">
      <style:table-column-properties style:column-width="3.364cm"/>
    </style:style>
    <style:style style:name="Table2.C" style:family="table-column">
      <style:table-column-properties style:column-width="4.948cm"/>
    </style:style>
    <style:style style:name="Table2.D" style:family="table-column">
      <style:table-column-properties style:column-width="5.92cm"/>
    </style:style>
    <style:style style:name="Table2.E" style:family="table-column">
      <style:table-column-properties style:column-width="1.727cm"/>
    </style:style>
    <style:style style:name="Table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.009cm"/>
    </style:style>
    <style:style style:name="Table3.B" style:family="table-column">
      <style:table-column-properties style:column-width="2.727cm"/>
    </style:style>
    <style:style style:name="Table3.C" style:family="table-column">
      <style:table-column-properties style:column-width="6.371cm"/>
    </style:style>
    <style:style style:name="Table3.D" style:family="table-column">
      <style:table-column-properties style:column-width="5.165cm"/>
    </style:style>
    <style:style style:name="Table3.E" style:family="table-column">
      <style:table-column-properties style:column-width="1.729cm"/>
    </style:style>
    <style:style style:name="Table3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 officeooo:rsid="000e2b08" officeooo:paragraph-rsid="000e2b08"/>
    </style:style>
    <style:style style:name="P2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5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" style:family="paragraph" style:parent-style-name="Text_20_body" style:list-style-name="L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" style:family="paragraph" style:parent-style-name="Text_20_body" style:list-style-name="L4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6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7" style:family="paragraph" style:parent-style-name="Text_20_body" style:list-style-name="L5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18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9" style:family="paragraph" style:parent-style-name="Text_20_body" style:list-style-name="L6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20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2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3" style:family="paragraph" style:parent-style-name="Text_20_body" style:list-style-name="L7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24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5" style:family="paragraph" style:parent-style-name="Text_20_body" style:list-style-name="L7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6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7" style:family="paragraph" style:parent-style-name="Text_20_body" style:list-style-name="L8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28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9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0" style:family="paragraph" style:parent-style-name="Text_20_body" style:list-style-name="L9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31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2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3" style:family="paragraph" style:parent-style-name="Text_20_body" style:list-style-name="L10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34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5" style:family="paragraph" style:parent-style-name="Text_20_body" style:list-style-name="L11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36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7" style:family="paragraph" style:parent-style-name="Text_20_body" style:list-style-name="L1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38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9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0" style:family="paragraph" style:parent-style-name="Text_20_body" style:list-style-name="L13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41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42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3" style:family="paragraph" style:parent-style-name="Text_20_body" style:list-style-name="L14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44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45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6" style:family="paragraph" style:parent-style-name="Text_20_body" style:list-style-name="L15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47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48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9" style:family="paragraph" style:parent-style-name="Text_20_body" style:list-style-name="L16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50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51" style:family="paragraph" style:parent-style-name="Text_20_body" style:list-style-name="L17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52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53" style:family="paragraph" style:parent-style-name="Text_20_body" style:list-style-name="L1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4" style:family="paragraph" style:parent-style-name="Text_20_body" style:list-style-name="L18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55" style:family="paragraph" style:parent-style-name="Text_20_body" style:list-style-name="L1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56" style:family="paragraph" style:parent-style-name="Text_20_body" style:list-style-name="L19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7" style:family="paragraph" style:parent-style-name="Text_20_body" style:list-style-name="L19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58" style:family="paragraph" style:parent-style-name="Text_20_body" style:list-style-name="L1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59" style:family="paragraph" style:parent-style-name="Text_20_body" style:list-style-name="L20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60" style:family="paragraph" style:parent-style-name="Text_20_body" style:list-style-name="L2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61" style:family="paragraph" style:parent-style-name="Text_20_body" style:list-style-name="L20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2" style:family="paragraph" style:parent-style-name="Text_20_body" style:list-style-name="L21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63" style:family="paragraph" style:parent-style-name="Text_20_body" style:list-style-name="L2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64" style:family="paragraph" style:parent-style-name="Text_20_body" style:list-style-name="L2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5" style:family="paragraph" style:parent-style-name="Text_20_body" style:list-style-name="L2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66" style:family="paragraph" style:parent-style-name="Text_20_body" style:list-style-name="L2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67" style:family="paragraph" style:parent-style-name="Text_20_body" style:list-style-name="L2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8" style:family="paragraph" style:parent-style-name="Text_20_body" style:list-style-name="L23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69" style:family="paragraph" style:parent-style-name="Text_20_body" style:list-style-name="L2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70" style:family="paragraph" style:parent-style-name="Text_20_body" style:list-style-name="L2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1" style:family="paragraph" style:parent-style-name="Text_20_body" style:list-style-name="L2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72" style:family="paragraph" style:parent-style-name="Text_20_body" style:list-style-name="L25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73" style:family="paragraph" style:parent-style-name="Text_20_body" style:list-style-name="L2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74" style:family="paragraph" style:parent-style-name="Text_20_body" style:list-style-name="L2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75" style:family="paragraph" style:parent-style-name="Text_20_body" style:list-style-name="L2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6" style:family="paragraph" style:parent-style-name="Text_20_body" style:list-style-name="L2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77" style:family="paragraph" style:parent-style-name="Text_20_body">
      <style:paragraph-properties fo:margin-left="0cm" fo:margin-right="0cm" fo:margin-top="0.423cm" fo:margin-bottom="0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78" style:family="paragraph" style:parent-style-name="Standard">
      <style:text-properties officeooo:rsid="000eb553" officeooo:paragraph-rsid="000eb553"/>
    </style:style>
    <style:style style:name="P79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  <style:text-properties officeooo:paragraph-rsid="000eb553"/>
    </style:style>
    <style:style style:name="P80" style:family="paragraph" style:parent-style-name="Heading_20_3">
      <style:paragraph-properties fo:margin-left="0cm" fo:margin-right="0cm" fo:margin-top="0.847cm" fo:margin-bottom="0.423cm" style:contextual-spacing="false" style:line-height-at-least="0.794cm" fo:text-indent="0cm" style:auto-text-indent="false"/>
      <style:text-properties fo:font-variant="normal" fo:text-transform="none" officeooo:paragraph-rsid="000eb553"/>
    </style:style>
    <style:style style:name="P81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  <style:text-properties officeooo:paragraph-rsid="000eb553"/>
    </style:style>
    <style:style style:name="P82" style:family="paragraph" style:parent-style-name="Table_20_Heading">
      <style:paragraph-properties fo:margin-left="0cm" fo:margin-right="0cm" style:line-height-at-least="0.661cm" fo:text-align="start" style:justify-single-word="false" fo:text-indent="0cm" style:auto-text-indent="false"/>
      <style:text-properties fo:font-variant="normal" fo:text-transform="none" style:font-name="quote-cjk-patch" fo:font-size="11.25pt" fo:font-style="normal" fo:font-weight="bold" officeooo:paragraph-rsid="000eb553"/>
    </style:style>
    <style:style style:name="P83" style:family="paragraph" style:parent-style-name="Table_20_Contents">
      <style:paragraph-properties fo:margin-left="0cm" fo:margin-right="0cm" style:line-height-at-least="0.661cm" fo:text-indent="0cm" style:auto-text-indent="false"/>
      <style:text-properties officeooo:paragraph-rsid="000eb553"/>
    </style:style>
    <style:style style:name="P84" style:family="paragraph" style:parent-style-name="Table_20_Contents">
      <style:paragraph-properties fo:margin-left="0cm" fo:margin-right="0cm" style:line-height-at-least="0.661cm" fo:text-indent="0cm" style:auto-text-indent="false"/>
      <style:text-properties fo:font-variant="normal" fo:text-transform="none" style:font-name="quote-cjk-patch" fo:font-size="11.25pt" fo:font-style="normal" fo:font-weight="normal" officeooo:paragraph-rsid="000eb553"/>
    </style:style>
    <style:style style:name="P85" style:family="paragraph" style:parent-style-name="Table_20_Contents">
      <style:paragraph-properties style:line-height-at-least="0.661cm"/>
      <style:text-properties fo:font-variant="normal" fo:text-transform="none" style:font-name="quote-cjk-patch" fo:font-size="11.25pt" fo:font-style="normal" fo:font-weight="normal" officeooo:paragraph-rsid="000eb553"/>
    </style:style>
    <style:style style:name="P86" style:family="paragraph" style:parent-style-name="Table_20_Contents">
      <style:paragraph-properties fo:margin-left="0cm" fo:margin-right="0cm" style:line-height-at-least="0.582cm" fo:text-indent="0cm" style:auto-text-indent="false"/>
      <style:text-properties officeooo:paragraph-rsid="000eb553"/>
    </style:style>
    <style:style style:name="P87" style:family="paragraph" style:parent-style-name="Text_20_body" style:list-style-name="L30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officeooo:paragraph-rsid="000eb553"/>
    </style:style>
    <style:style style:name="P88" style:family="paragraph" style:parent-style-name="Text_20_body" style:list-style-name="L30">
      <style:paragraph-properties fo:margin-left="0cm" fo:margin-right="0cm" fo:margin-top="0cm" fo:margin-bottom="0.212cm" style:contextual-spacing="false" fo:text-indent="0cm" style:auto-text-indent="false" fo:padding="0cm" fo:border="none"/>
      <style:text-properties officeooo:paragraph-rsid="000eb553"/>
    </style:style>
    <style:style style:name="P89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eb553"/>
    </style:style>
    <style:style style:name="P90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eb553"/>
    </style:style>
    <style:style style:name="P91" style:family="paragraph" style:parent-style-name="Text_20_body">
      <style:paragraph-properties fo:margin-left="0cm" fo:margin-right="0cm" fo:margin-top="0.423cm" fo:margin-bottom="0cm" style:contextual-spacing="false" fo:text-indent="0cm" style:auto-text-indent="false"/>
      <style:text-properties officeooo:paragraph-rsid="000eb553"/>
    </style:style>
    <style:style style:name="P92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  <style:text-properties officeooo:paragraph-rsid="000eb553"/>
    </style:style>
    <style:style style:name="T1" style:family="text"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T2" style:family="text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T3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4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5" style:family="text">
      <style:text-properties fo:font-variant="normal" fo:text-transform="none" fo:color="#3964fe" loext:opacity="100%" style:text-line-through-style="none" style:text-line-through-type="none" style:font-name="quote-cjk-patch" fo:font-size="12pt" fo:letter-spacing="normal" fo:font-style="normal" style:text-underline-style="none" fo:font-weight="normal" style:text-blinking="false" loext:padding="0.049cm" loext:border-left="2.24pt solid #ffffff" loext:border-right="2.24pt solid #ffffff" loext:border-top="1.5pt solid #ffffff" loext:border-bottom="1.5pt solid #ffffff"/>
    </style:style>
    <style:style style:name="T6" style:family="text">
      <style:text-properties fo:font-variant="normal" fo:text-transform="none" fo:color="#0f1115" loext:opacity="100%" fo:font-family="Menlo, Monaco, Consolas, 'Cascadia Mono', 'Ubuntu Mono', 'DejaVu Sans Mono', 'Liberation Mono', 'JetBrains Mono', 'Fira Code', Cousine, 'Roboto Mono', 'Courier New', Courier, sans-serif, system-ui" fo:font-size="12pt" fo:letter-spacing="normal" fo:font-style="normal" fo:font-weight="normal" fo:background-color="#ebeef2" loext:char-shading-value="0" loext:padding="0cm" loext:border="none"/>
    </style:style>
    <style:style style:name="T7" style:family="text">
      <style:text-properties fo:font-weight="bold"/>
    </style:style>
    <style:style style:name="T8" style:family="text">
      <style:text-properties style:font-name="quote-cjk-patch" fo:font-size="15pt" fo:font-style="normal" fo:font-weight="bold"/>
    </style:style>
    <style:style style:name="T9" style:family="text">
      <style:text-properties fo:font-variant="normal" fo:text-transform="none" style:font-name="quote-cjk-patch" fo:font-size="11.25pt" fo:font-style="normal" fo:font-weight="bold"/>
    </style:style>
    <style:style style:name="T10" style:family="text">
      <style:text-properties fo:font-variant="normal" fo:text-transform="none" style:font-name="quote-cjk-patch" fo:font-size="11.25pt" fo:font-style="normal" fo:font-weight="normal"/>
    </style:style>
    <style:style style:name="T11" style:family="text">
      <style:text-properties fo:font-variant="normal" fo:text-transform="none" fo:color="#3964fe" loext:opacity="100%" style:text-line-through-style="none" style:text-line-through-type="none" style:font-name="quote-cjk-patch" fo:font-size="11.25pt" fo:font-style="normal" style:text-underline-style="none" fo:font-weight="normal" style:text-blinking="false" loext:padding="0.049cm" loext:border-left="2.24pt solid #ffffff" loext:border-right="2.24pt solid #ffffff" loext:border-top="1.5pt solid #ffffff" loext:border-bottom="1.5pt solid #ffffff"/>
    </style:style>
    <style:style style:name="T12" style:family="text">
      <style:text-properties fo:font-variant="normal" fo:text-transform="none" fo:font-family="Menlo, Monaco, Consolas, 'Cascadia Mono', 'Ubuntu Mono', 'DejaVu Sans Mono', 'Liberation Mono', 'JetBrains Mono', 'Fira Code', Cousine, 'Roboto Mono', 'Courier New', Courier, sans-serif, system-ui" fo:font-size="9.75pt" fo:font-style="normal" fo:font-weight="normal" fo:background-color="#ebeef2" loext:char-shading-value="0" loext:padding="0cm" loext:border="none"/>
    </style:style>
    <style:style style:name="T13" style:family="text">
      <style:text-properties fo:font-variant="normal" fo:text-transform="none" fo:font-family="Menlo, Monaco, Consolas, 'Cascadia Mono', 'Ubuntu Mono', 'DejaVu Sans Mono', 'Liberation Mono', 'JetBrains Mono', 'Fira Code', Cousine, 'Roboto Mono', 'Courier New', Courier, sans-serif, system-ui" fo:font-style="normal" fo:font-weight="normal" fo:background-color="#ebeef2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ought for22 seconds</text:p>
      <text:p text:style-name="P1"/>
      <text:p text:style-name="P2">I'll help you create comprehensive test cases for getting a quote for the BMO symbol from the Market and Tools page on BMO InvestorLine's self-directed platform.</text:p>
      <text:h text:style-name="P3" text:outline-level="2"><text:span text:style-name="Strong_20_Emphasis"><text:span text:style-name="T1">Test Strategy Overview</text:span></text:span></text:h>
      <text:list text:style-name="L1">
        <text:list-item>
          <text:p text:style-name="P4">Platform: BMO InvestorLine Self-Directed Trading</text:p>
        </text:list-item>
        <text:list-item>
          <text:p text:style-name="P4">Page: Market &amp; Tools</text:p>
        </text:list-item>
        <text:list-item>
          <text:p text:style-name="P4">Symbol: BMO (Bank of Montreal)</text:p>
        </text:list-item>
        <text:list-item>
          <text:p text:style-name="P4">Quote Types: Real-time, Delayed, Detailed, Quick</text:p>
        </text:list-item>
      </text:list>
      <text:p text:style-name="Horizontal_20_Line"/>
      <text:h text:style-name="P3" text:outline-level="2"><text:span text:style-name="Strong_20_Emphasis"><text:span text:style-name="T1">Test Suite: BMO Symbol Quote Retrieval</text:span></text:span></text:h>
      <text:h text:style-name="P5" text:outline-level="3"><text:span text:style-name="Strong_20_Emphasis"><text:span text:style-name="T2">1. Authentication &amp; Access Test Cases</text:span></text:span></text:h>
      <text:p text:style-name="P6"><text:span text:style-name="Strong_20_Emphasis"><text:span text:style-name="T3">TC-001: User Login Verification</text:span></text:span></text:p>
      <text:list text:style-name="L2">
        <text:list-item>
          <text:p text:style-name="P7"><text:span text:style-name="Strong_20_Emphasis"><text:span text:style-name="T3">Precondition</text:span></text:span><text:span text:style-name="T4">: Valid BMO InvestorLine account credentials</text:span></text:p>
        </text:list-item>
        <text:list-item>
          <text:p text:style-name="P8"><text:span text:style-name="Strong_20_Emphasis"><text:span text:style-name="T3">Steps</text:span></text:span><text:span text:style-name="T4">:</text:span></text:p>
          <text:list>
            <text:list-item>
              <text:p text:style-name="P9">Navigate to BMO InvestorLine login page</text:p>
            </text:list-item>
            <text:list-item>
              <text:p text:style-name="P9">Enter username/password</text:p>
            </text:list-item>
            <text:list-item>
              <text:p text:style-name="P9">Complete 2FA if required</text:p>
            </text:list-item>
            <text:list-item>
              <text:p text:style-name="P9">Access Self-Directed Trading platform</text:p>
            </text:list-item>
          </text:list>
        </text:list-item>
        <text:list-item>
          <text:p text:style-name="P7"><text:span text:style-name="Strong_20_Emphasis"><text:span text:style-name="T3">Expected</text:span></text:span><text:span text:style-name="T4">: Successful login, redirected to portfolio dashboard</text:span></text:p>
        </text:list-item>
      </text:list>
      <text:p text:style-name="P6"><text:span text:style-name="Strong_20_Emphasis"><text:span text:style-name="T3">TC-002: Navigation to Market &amp; Tools Page</text:span></text:span></text:p>
      <text:list text:style-name="L3">
        <text:list-item>
          <text:p text:style-name="P10"><text:span text:style-name="Strong_20_Emphasis"><text:span text:style-name="T3">Precondition</text:span></text:span><text:span text:style-name="T4">: User is logged in</text:span></text:p>
        </text:list-item>
        <text:list-item>
          <text:p text:style-name="P11"><text:span text:style-name="Strong_20_Emphasis"><text:span text:style-name="T3">Steps</text:span></text:span><text:span text:style-name="T4">:</text:span></text:p>
          <text:list>
            <text:list-item>
              <text:p text:style-name="P12">Locate "Market &amp; Tools" in main navigation</text:p>
            </text:list-item>
            <text:list-item>
              <text:p text:style-name="P12">Click to access the page</text:p>
            </text:list-item>
          </text:list>
        </text:list-item>
        <text:list-item>
          <text:p text:style-name="P10"><text:span text:style-name="Strong_20_Emphasis"><text:span text:style-name="T3">Expected</text:span></text:span><text:span text:style-name="T4">: Market &amp; Tools page loads successfully with quote search functionality</text:span></text:p>
        </text:list-item>
      </text:list>
      <text:p text:style-name="Horizontal_20_Line"/>
      <text:h text:style-name="P5" text:outline-level="3"><text:soft-page-break/><text:span text:style-name="Strong_20_Emphasis"><text:span text:style-name="T2">2. Basic Quote Retrieval Test Cases</text:span></text:span></text:h>
      <text:p text:style-name="P6"><text:span text:style-name="Strong_20_Emphasis"><text:span text:style-name="T3">TC-010: Quick Quote for BMO Symbol</text:span></text:span></text:p>
      <text:list text:style-name="L4">
        <text:list-item>
          <text:p text:style-name="P13"><text:span text:style-name="Strong_20_Emphasis"><text:span text:style-name="T3">Precondition</text:span></text:span><text:span text:style-name="T4">: On Market &amp; Tools page</text:span></text:p>
        </text:list-item>
        <text:list-item>
          <text:p text:style-name="P14"><text:span text:style-name="Strong_20_Emphasis"><text:span text:style-name="T3">Steps</text:span></text:span><text:span text:style-name="T4">:</text:span></text:p>
          <text:list>
            <text:list-item>
              <text:p text:style-name="P15">Locate quick quote/search field</text:p>
            </text:list-item>
            <text:list-item>
              <text:p text:style-name="P15">Enter "BMO"</text:p>
            </text:list-item>
            <text:list-item>
              <text:p text:style-name="P15">Press Enter or click search</text:p>
            </text:list-item>
          </text:list>
        </text:list-item>
        <text:list-item>
          <text:p text:style-name="P14"><text:span text:style-name="Strong_20_Emphasis"><text:span text:style-name="T3">Expected</text:span></text:span><text:span text:style-name="T4">:</text:span></text:p>
          <text:list>
            <text:list-item>
              <text:p text:style-name="P15">Symbol resolves to "Bank of Montreal"</text:p>
            </text:list-item>
            <text:list-item>
              <text:p text:style-name="P15">Basic quote displays: Last Price, Change, % Change</text:p>
            </text:list-item>
            <text:list-item>
              <text:p text:style-name="P15">Quote data is current (real-time or delayed based on subscription)</text:p>
            </text:list-item>
          </text:list>
        </text:list-item>
      </text:list>
      <text:p text:style-name="P6"><text:span text:style-name="Strong_20_Emphasis"><text:span text:style-name="T3">TC-011: Quote with Exchange Suffix</text:span></text:span></text:p>
      <text:list text:style-name="L5">
        <text:list-item>
          <text:p text:style-name="P16"><text:span text:style-name="Strong_20_Emphasis"><text:span text:style-name="T3">Precondition</text:span></text:span><text:span text:style-name="T4">: On Market &amp; Tools page</text:span></text:p>
        </text:list-item>
        <text:list-item>
          <text:p text:style-name="P17"><text:span text:style-name="Strong_20_Emphasis"><text:span text:style-name="T3">Steps</text:span></text:span><text:span text:style-name="T4">:</text:span></text:p>
          <text:list>
            <text:list-item>
              <text:p text:style-name="P16"><text:span text:style-name="T4">Enter "</text:span><text:a xlink:type="simple" xlink:href="https://bmo.to/" office:target-frame-name="_blank" xlink:show="new" text:style-name="Internet_20_link" text:visited-style-name="Visited_20_Internet_20_Link"><text:span text:style-name="T5">BMO.TO</text:span></text:a><text:span text:style-name="T4">" (TSX)</text:span></text:p>
            </text:list-item>
            <text:list-item>
              <text:p text:style-name="P18">Enter "BMO.N" (NYSE)</text:p>
            </text:list-item>
          </text:list>
        </text:list-item>
        <text:list-item>
          <text:p text:style-name="P17"><text:span text:style-name="Strong_20_Emphasis"><text:span text:style-name="T3">Expected</text:span></text:span><text:span text:style-name="T4">:</text:span></text:p>
          <text:list>
            <text:list-item>
              <text:p text:style-name="P18">Both symbols resolve correctly</text:p>
            </text:list-item>
            <text:list-item>
              <text:p text:style-name="P18">Appropriate exchange is indicated</text:p>
            </text:list-item>
            <text:list-item>
              <text:p text:style-name="P18">Prices reflect respective currency (CAD/USD)</text:p>
            </text:list-item>
          </text:list>
        </text:list-item>
      </text:list>
      <text:p text:style-name="P6"><text:span text:style-name="Strong_20_Emphasis"><text:span text:style-name="T3">TC-012: Case Insensitivity Test</text:span></text:span></text:p>
      <text:list text:style-name="L6">
        <text:list-item>
          <text:p text:style-name="P19"><text:span text:style-name="Strong_20_Emphasis"><text:span text:style-name="T3">Steps</text:span></text:span><text:span text:style-name="T4">:</text:span></text:p>
          <text:list>
            <text:list-item>
              <text:p text:style-name="P20">Enter "bmo" (lowercase)</text:p>
            </text:list-item>
            <text:list-item>
              <text:p text:style-name="P20">Enter "BmO" (mixed case)</text:p>
            </text:list-item>
          </text:list>
        </text:list-item>
        <text:list-item>
          <text:p text:style-name="P21"><text:span text:style-name="Strong_20_Emphasis"><text:span text:style-name="T3">Expected</text:span></text:span><text:span text:style-name="T4">: All variations resolve to BMO symbol</text:span></text:p>
        </text:list-item>
      </text:list>
      <text:p text:style-name="Horizontal_20_Line"/>
      <text:h text:style-name="P5" text:outline-level="3"><text:span text:style-name="Strong_20_Emphasis"><text:span text:style-name="T2">3. Advanced Quote Features Test Cases</text:span></text:span></text:h>
      <text:p text:style-name="P6"><text:span text:style-name="Strong_20_Emphasis"><text:span text:style-name="T3">TC-020: Detailed Quote View</text:span></text:span></text:p>
      <text:list text:style-name="L7">
        <text:list-item>
          <text:p text:style-name="P22"><text:span text:style-name="Strong_20_Emphasis"><text:span text:style-name="T3">Precondition</text:span></text:span><text:span text:style-name="T4">: Basic quote for BMO is displayed</text:span></text:p>
        </text:list-item>
        <text:list-item>
          <text:p text:style-name="P23"><text:soft-page-break/><text:span text:style-name="Strong_20_Emphasis"><text:span text:style-name="T3">Steps</text:span></text:span><text:span text:style-name="T4">:</text:span></text:p>
          <text:list>
            <text:list-item>
              <text:p text:style-name="P24">Click on BMO quote to expand</text:p>
            </text:list-item>
            <text:list-item>
              <text:p text:style-name="P24">Or click "Detailed Quote" link</text:p>
            </text:list-item>
          </text:list>
        </text:list-item>
        <text:list-item>
          <text:p text:style-name="P23"><text:span text:style-name="Strong_20_Emphasis"><text:span text:style-name="T3">Expected</text:span></text:span><text:span text:style-name="T4">:</text:span></text:p>
          <text:list>
            <text:list-item>
              <text:p text:style-name="P25">Expanded view shows:</text:p>
              <text:list>
                <text:list-item>
                  <text:p text:style-name="P24">Bid/Ask prices and sizes</text:p>
                </text:list-item>
                <text:list-item>
                  <text:p text:style-name="P24">Day's High/Low</text:p>
                </text:list-item>
                <text:list-item>
                  <text:p text:style-name="P24">Volume</text:p>
                </text:list-item>
                <text:list-item>
                  <text:p text:style-name="P24">52-week High/Low</text:p>
                </text:list-item>
                <text:list-item>
                  <text:p text:style-name="P24">P/E Ratio, Dividend Yield</text:p>
                </text:list-item>
                <text:list-item>
                  <text:p text:style-name="P24">Market Cap</text:p>
                </text:list-item>
              </text:list>
            </text:list-item>
          </text:list>
        </text:list-item>
      </text:list>
      <text:p text:style-name="P6"><text:span text:style-name="Strong_20_Emphasis"><text:span text:style-name="T3">TC-021: Real-Time vs Delayed Quote</text:span></text:span></text:p>
      <text:list text:style-name="L8">
        <text:list-item>
          <text:p text:style-name="P26"><text:span text:style-name="Strong_20_Emphasis"><text:span text:style-name="T3">Precondition</text:span></text:span><text:span text:style-name="T4">: User has/hasn't real-time subscription</text:span></text:p>
        </text:list-item>
        <text:list-item>
          <text:p text:style-name="P27"><text:span text:style-name="Strong_20_Emphasis"><text:span text:style-name="T3">Steps</text:span></text:span><text:span text:style-name="T4">:</text:span></text:p>
          <text:list>
            <text:list-item>
              <text:p text:style-name="P28">Check BMO quote</text:p>
            </text:list-item>
            <text:list-item>
              <text:p text:style-name="P28">Verify timestamp/delay indicator</text:p>
            </text:list-item>
          </text:list>
        </text:list-item>
        <text:list-item>
          <text:p text:style-name="P27"><text:span text:style-name="Strong_20_Emphasis"><text:span text:style-name="T3">Expected</text:span></text:span><text:span text:style-name="T4">:</text:span></text:p>
          <text:list>
            <text:list-item>
              <text:p text:style-name="P28">Real-time subscribers: "Real-time" indicator, ≤15-second delay</text:p>
            </text:list-item>
            <text:list-item>
              <text:p text:style-name="P28">Non-subscribers: "Delayed" indicator, 15-20 minute delay noted</text:p>
            </text:list-item>
          </text:list>
        </text:list-item>
      </text:list>
      <text:p text:style-name="P6"><text:span text:style-name="Strong_20_Emphasis"><text:span text:style-name="T3">TC-022: Intraday Chart Display</text:span></text:span></text:p>
      <text:list text:style-name="L9">
        <text:list-item>
          <text:p text:style-name="P29"><text:span text:style-name="Strong_20_Emphasis"><text:span text:style-name="T3">Precondition</text:span></text:span><text:span text:style-name="T4">: BMO quote is displayed</text:span></text:p>
        </text:list-item>
        <text:list-item>
          <text:p text:style-name="P30"><text:span text:style-name="Strong_20_Emphasis"><text:span text:style-name="T3">Steps</text:span></text:span><text:span text:style-name="T4">:</text:span></text:p>
          <text:list>
            <text:list-item>
              <text:p text:style-name="P31">Click "Chart" or "Intraday Graph"</text:p>
            </text:list-item>
          </text:list>
        </text:list-item>
        <text:list-item>
          <text:p text:style-name="P30"><text:span text:style-name="Strong_20_Emphasis"><text:span text:style-name="T3">Expected</text:span></text:span><text:span text:style-name="T4">:</text:span></text:p>
          <text:list>
            <text:list-item>
              <text:p text:style-name="P31">Interactive chart loads</text:p>
            </text:list-item>
            <text:list-item>
              <text:p text:style-name="P31">Timeframes available (1D, 5D, 1M, etc.)</text:p>
            </text:list-item>
            <text:list-item>
              <text:p text:style-name="P31">Technical indicators option</text:p>
            </text:list-item>
          </text:list>
        </text:list-item>
      </text:list>
      <text:p text:style-name="Horizontal_20_Line"/>
      <text:h text:style-name="P5" text:outline-level="3"><text:span text:style-name="Strong_20_Emphasis"><text:span text:style-name="T2">4. Market Data Validation Test Cases</text:span></text:span></text:h>
      <text:p text:style-name="P6"><text:span text:style-name="Strong_20_Emphasis"><text:span text:style-name="T3">TC-030: Price Validation</text:span></text:span></text:p>
      <text:list text:style-name="L10">
        <text:list-item>
          <text:p text:style-name="P32"><text:span text:style-name="Strong_20_Emphasis"><text:span text:style-name="T3">Precondition</text:span></text:span><text:span text:style-name="T4">: BMO quote retrieved</text:span></text:p>
        </text:list-item>
        <text:list-item>
          <text:p text:style-name="P33"><text:soft-page-break/><text:span text:style-name="Strong_20_Emphasis"><text:span text:style-name="T3">Steps</text:span></text:span><text:span text:style-name="T4">:</text:span></text:p>
          <text:list>
            <text:list-item>
              <text:p text:style-name="P34">Verify price format</text:p>
            </text:list-item>
            <text:list-item>
              <text:p text:style-name="P34">Cross-reference with other sources (if allowed)</text:p>
            </text:list-item>
          </text:list>
        </text:list-item>
        <text:list-item>
          <text:p text:style-name="P33"><text:span text:style-name="Strong_20_Emphasis"><text:span text:style-name="T3">Expected</text:span></text:span><text:span text:style-name="T4">:</text:span></text:p>
          <text:list>
            <text:list-item>
              <text:p text:style-name="P34">Price format: $XXX.XX (or XXX.XX CAD)</text:p>
            </text:list-item>
            <text:list-item>
              <text:p text:style-name="P34">Price within 52-week range</text:p>
            </text:list-item>
            <text:list-item>
              <text:p text:style-name="P34">Price changes consistent with market hours</text:p>
            </text:list-item>
          </text:list>
        </text:list-item>
      </text:list>
      <text:p text:style-name="P6"><text:span text:style-name="Strong_20_Emphasis"><text:span text:style-name="T3">TC-031: Trading Hours Validation</text:span></text:span></text:p>
      <text:list text:style-name="L11">
        <text:list-item>
          <text:p text:style-name="P35"><text:span text:style-name="Strong_20_Emphasis"><text:span text:style-name="T3">Test Cases</text:span></text:span><text:span text:style-name="T4">:</text:span></text:p>
          <text:list>
            <text:list-item>
              <text:p text:style-name="P36"><text:span text:style-name="Strong_20_Emphasis"><text:span text:style-name="T3">During TSX hours (9:30-16:00 ET)</text:span></text:span><text:span text:style-name="T4">: Real-time updates</text:span></text:p>
            </text:list-item>
            <text:list-item>
              <text:p text:style-name="P36"><text:span text:style-name="Strong_20_Emphasis"><text:span text:style-name="T3">Pre-market</text:span></text:span><text:span text:style-name="T4">: Extended hours price if available</text:span></text:p>
            </text:list-item>
            <text:list-item>
              <text:p text:style-name="P36"><text:span text:style-name="Strong_20_Emphasis"><text:span text:style-name="T3">After-hours</text:span></text:span><text:span text:style-name="T4">: Last price with AH notation</text:span></text:p>
            </text:list-item>
            <text:list-item>
              <text:p text:style-name="P36"><text:span text:style-name="Strong_20_Emphasis"><text:span text:style-name="T3">Weekend/Holiday</text:span></text:span><text:span text:style-name="T4">: Last closing price with date</text:span></text:p>
            </text:list-item>
          </text:list>
        </text:list-item>
      </text:list>
      <text:p text:style-name="P6"><text:span text:style-name="Strong_20_Emphasis"><text:span text:style-name="T3">TC-032: Corporate Actions Impact</text:span></text:span></text:p>
      <text:list text:style-name="L12">
        <text:list-item>
          <text:p text:style-name="P37"><text:span text:style-name="Strong_20_Emphasis"><text:span text:style-name="T3">Steps</text:span></text:span><text:span text:style-name="T4">:</text:span></text:p>
          <text:list>
            <text:list-item>
              <text:p text:style-name="P38">Check for dividend ex-date</text:p>
            </text:list-item>
            <text:list-item>
              <text:p text:style-name="P38">Check for stock splits</text:p>
            </text:list-item>
            <text:list-item>
              <text:p text:style-name="P38">Check for symbol changes</text:p>
            </text:list-item>
          </text:list>
        </text:list-item>
        <text:list-item>
          <text:p text:style-name="P39"><text:span text:style-name="Strong_20_Emphasis"><text:span text:style-name="T3">Expected</text:span></text:span><text:span text:style-name="T4">: Proper adjustments reflected in historical data</text:span></text:p>
        </text:list-item>
      </text:list>
      <text:p text:style-name="Horizontal_20_Line"/>
      <text:h text:style-name="P5" text:outline-level="3"><text:span text:style-name="Strong_20_Emphasis"><text:span text:style-name="T2">5. Functional &amp; UI Test Cases</text:span></text:span></text:h>
      <text:p text:style-name="P6"><text:span text:style-name="Strong_20_Emphasis"><text:span text:style-name="T3">TC-040: Quote Refresh</text:span></text:span></text:p>
      <text:list text:style-name="L13">
        <text:list-item>
          <text:p text:style-name="P40"><text:span text:style-name="Strong_20_Emphasis"><text:span text:style-name="T3">Steps</text:span></text:span><text:span text:style-name="T4">:</text:span></text:p>
          <text:list>
            <text:list-item>
              <text:p text:style-name="P41">Get BMO quote</text:p>
            </text:list-item>
            <text:list-item>
              <text:p text:style-name="P41">Wait 60 seconds</text:p>
            </text:list-item>
            <text:list-item>
              <text:p text:style-name="P41">Click refresh/manual update</text:p>
            </text:list-item>
          </text:list>
        </text:list-item>
        <text:list-item>
          <text:p text:style-name="P42"><text:span text:style-name="Strong_20_Emphasis"><text:span text:style-name="T3">Expected</text:span></text:span><text:span text:style-name="T4">: Quote updates with current data</text:span></text:p>
        </text:list-item>
      </text:list>
      <text:p text:style-name="P6"><text:span text:style-name="Strong_20_Emphasis"><text:span text:style-name="T3">TC-041: Multiple Symbol Comparison</text:span></text:span></text:p>
      <text:list text:style-name="L14">
        <text:list-item>
          <text:p text:style-name="P43"><text:span text:style-name="Strong_20_Emphasis"><text:span text:style-name="T3">Steps</text:span></text:span><text:span text:style-name="T4">:</text:span></text:p>
          <text:list>
            <text:list-item>
              <text:p text:style-name="P44">Enter "BMO,RY,TD,BNS"</text:p>
            </text:list-item>
            <text:list-item>
              <text:p text:style-name="P44"><text:soft-page-break/>Compare quotes</text:p>
            </text:list-item>
          </text:list>
        </text:list-item>
        <text:list-item>
          <text:p text:style-name="P45"><text:span text:style-name="Strong_20_Emphasis"><text:span text:style-name="T3">Expected</text:span></text:span><text:span text:style-name="T4">: All Canadian bank symbols display in comparison view</text:span></text:p>
        </text:list-item>
      </text:list>
      <text:p text:style-name="P6"><text:span text:style-name="Strong_20_Emphasis"><text:span text:style-name="T3">TC-042: Add to Watchlist</text:span></text:span></text:p>
      <text:list text:style-name="L15">
        <text:list-item>
          <text:p text:style-name="P46"><text:span text:style-name="Strong_20_Emphasis"><text:span text:style-name="T3">Steps</text:span></text:span><text:span text:style-name="T4">:</text:span></text:p>
          <text:list>
            <text:list-item>
              <text:p text:style-name="P47">From BMO quote, click "Add to Watchlist"</text:p>
            </text:list-item>
            <text:list-item>
              <text:p text:style-name="P47">Select existing or create new watchlist</text:p>
            </text:list-item>
          </text:list>
        </text:list-item>
        <text:list-item>
          <text:p text:style-name="P48"><text:span text:style-name="Strong_20_Emphasis"><text:span text:style-name="T3">Expected</text:span></text:span><text:span text:style-name="T4">: BMO appears in selected watchlist with current quote</text:span></text:p>
        </text:list-item>
      </text:list>
      <text:p text:style-name="Horizontal_20_Line"/>
      <text:h text:style-name="P5" text:outline-level="3"><text:span text:style-name="Strong_20_Emphasis"><text:span text:style-name="T2">6. Error &amp; Edge Case Test Cases</text:span></text:span></text:h>
      <text:p text:style-name="P6"><text:span text:style-name="Strong_20_Emphasis"><text:span text:style-name="T3">TC-050: Invalid Symbol Entry</text:span></text:span></text:p>
      <text:list text:style-name="L16">
        <text:list-item>
          <text:p text:style-name="P49"><text:span text:style-name="Strong_20_Emphasis"><text:span text:style-name="T3">Steps</text:span></text:span><text:span text:style-name="T4">:</text:span></text:p>
          <text:list>
            <text:list-item>
              <text:p text:style-name="P50">Enter "BM0" (zero instead of O)</text:p>
            </text:list-item>
            <text:list-item>
              <text:p text:style-name="P50">Enter "BMOXYZ"</text:p>
            </text:list-item>
            <text:list-item>
              <text:p text:style-name="P50">Enter special characters</text:p>
            </text:list-item>
          </text:list>
        </text:list-item>
        <text:list-item>
          <text:p text:style-name="P49"><text:span text:style-name="Strong_20_Emphasis"><text:span text:style-name="T3">Expected</text:span></text:span><text:span text:style-name="T4">:</text:span></text:p>
          <text:list>
            <text:list-item>
              <text:p text:style-name="P50">Clear error message: "Symbol not found"</text:p>
            </text:list-item>
            <text:list-item>
              <text:p text:style-name="P50">Suggestions if available</text:p>
            </text:list-item>
          </text:list>
        </text:list-item>
      </text:list>
      <text:p text:style-name="P6"><text:span text:style-name="Strong_20_Emphasis"><text:span text:style-name="T3">TC-051: Network Issues</text:span></text:span></text:p>
      <text:list text:style-name="L17">
        <text:list-item>
          <text:p text:style-name="P51"><text:span text:style-name="Strong_20_Emphasis"><text:span text:style-name="T3">Steps</text:span></text:span><text:span text:style-name="T4">:</text:span></text:p>
          <text:list>
            <text:list-item>
              <text:p text:style-name="P52">Simulate slow network</text:p>
            </text:list-item>
            <text:list-item>
              <text:p text:style-name="P52">Disconnect during quote fetch</text:p>
            </text:list-item>
          </text:list>
        </text:list-item>
        <text:list-item>
          <text:p text:style-name="P51"><text:span text:style-name="Strong_20_Emphasis"><text:span text:style-name="T3">Expected</text:span></text:span><text:span text:style-name="T4">:</text:span></text:p>
          <text:list>
            <text:list-item>
              <text:p text:style-name="P52">Loading indicator</text:p>
            </text:list-item>
            <text:list-item>
              <text:p text:style-name="P52">Graceful error: "Unable to retrieve quote"</text:p>
            </text:list-item>
            <text:list-item>
              <text:p text:style-name="P52">Retry option</text:p>
            </text:list-item>
          </text:list>
        </text:list-item>
      </text:list>
      <text:p text:style-name="P6"><text:span text:style-name="Strong_20_Emphasis"><text:span text:style-name="T3">TC-052: Session Timeout</text:span></text:span></text:p>
      <text:list text:style-name="L18">
        <text:list-item>
          <text:p text:style-name="P53"><text:span text:style-name="Strong_20_Emphasis"><text:span text:style-name="T3">Precondition</text:span></text:span><text:span text:style-name="T4">: BMO quote page open</text:span></text:p>
        </text:list-item>
        <text:list-item>
          <text:p text:style-name="P54"><text:span text:style-name="Strong_20_Emphasis"><text:span text:style-name="T3">Steps</text:span></text:span><text:span text:style-name="T4">:</text:span></text:p>
          <text:list>
            <text:list-item>
              <text:p text:style-name="P55">Wait for session timeout (30+ minutes inactivity)</text:p>
            </text:list-item>
            <text:list-item>
              <text:p text:style-name="P55">Attempt to refresh quote</text:p>
            </text:list-item>
          </text:list>
        </text:list-item>
        <text:list-item>
          <text:p text:style-name="P53"><text:soft-page-break/><text:span text:style-name="Strong_20_Emphasis"><text:span text:style-name="T3">Expected</text:span></text:span><text:span text:style-name="T4">: Redirect to login with session expired message</text:span></text:p>
        </text:list-item>
      </text:list>
      <text:p text:style-name="Horizontal_20_Line"/>
      <text:h text:style-name="P5" text:outline-level="3"><text:span text:style-name="Strong_20_Emphasis"><text:span text:style-name="T2">7. Mobile &amp; Responsiveness Test Cases</text:span></text:span></text:h>
      <text:p text:style-name="P6"><text:span text:style-name="Strong_20_Emphasis"><text:span text:style-name="T3">TC-060: Mobile View</text:span></text:span></text:p>
      <text:list text:style-name="L19">
        <text:list-item>
          <text:p text:style-name="P56"><text:span text:style-name="Strong_20_Emphasis"><text:span text:style-name="T3">Precondition</text:span></text:span><text:span text:style-name="T4">: Access via mobile browser/app</text:span></text:p>
        </text:list-item>
        <text:list-item>
          <text:p text:style-name="P57"><text:span text:style-name="Strong_20_Emphasis"><text:span text:style-name="T3">Steps</text:span></text:span><text:span text:style-name="T4">:</text:span></text:p>
          <text:list>
            <text:list-item>
              <text:p text:style-name="P58">Search for BMO</text:p>
            </text:list-item>
            <text:list-item>
              <text:p text:style-name="P58">View detailed quote</text:p>
            </text:list-item>
          </text:list>
        </text:list-item>
        <text:list-item>
          <text:p text:style-name="P56"><text:span text:style-name="Strong_20_Emphasis"><text:span text:style-name="T3">Expected</text:span></text:span><text:span text:style-name="T4">: Responsive design, touch-friendly controls</text:span></text:p>
        </text:list-item>
      </text:list>
      <text:p text:style-name="P6"><text:span text:style-name="Strong_20_Emphasis"><text:span text:style-name="T3">TC-061: Mobile App Specific</text:span></text:span></text:p>
      <text:list text:style-name="L20">
        <text:list-item>
          <text:p text:style-name="P59"><text:span text:style-name="Strong_20_Emphasis"><text:span text:style-name="T3">Steps</text:span></text:span><text:span text:style-name="T4">:</text:span></text:p>
          <text:list>
            <text:list-item>
              <text:p text:style-name="P60">Use BMO InvestorLine mobile app</text:p>
            </text:list-item>
            <text:list-item>
              <text:p text:style-name="P60">Get BMO quote</text:p>
            </text:list-item>
          </text:list>
        </text:list-item>
        <text:list-item>
          <text:p text:style-name="P61"><text:span text:style-name="Strong_20_Emphasis"><text:span text:style-name="T3">Expected</text:span></text:span><text:span text:style-name="T4">: Native app features work (push notifications, biometric login)</text:span></text:p>
        </text:list-item>
      </text:list>
      <text:p text:style-name="Horizontal_20_Line"/>
      <text:h text:style-name="P5" text:outline-level="3"><text:span text:style-name="Strong_20_Emphasis"><text:span text:style-name="T2">8. Integration Test Cases</text:span></text:span></text:h>
      <text:p text:style-name="P6"><text:span text:style-name="Strong_20_Emphasis"><text:span text:style-name="T3">TC-070: Link to Trading</text:span></text:span></text:p>
      <text:list text:style-name="L21">
        <text:list-item>
          <text:p text:style-name="P62"><text:span text:style-name="Strong_20_Emphasis"><text:span text:style-name="T3">Steps</text:span></text:span><text:span text:style-name="T4">:</text:span></text:p>
          <text:list>
            <text:list-item>
              <text:p text:style-name="P63">From BMO quote, click "Trade"</text:p>
            </text:list-item>
            <text:list-item>
              <text:p text:style-name="P63">Verify pre-filled order ticket</text:p>
            </text:list-item>
          </text:list>
        </text:list-item>
        <text:list-item>
          <text:p text:style-name="P64"><text:span text:style-name="Strong_20_Emphasis"><text:span text:style-name="T3">Expected</text:span></text:span><text:span text:style-name="T4">: Order ticket opens with BMO symbol, current price</text:span></text:p>
        </text:list-item>
      </text:list>
      <text:p text:style-name="P6"><text:span text:style-name="Strong_20_Emphasis"><text:span text:style-name="T3">TC-071: Export/Share Quote</text:span></text:span></text:p>
      <text:list text:style-name="L22">
        <text:list-item>
          <text:p text:style-name="P65"><text:span text:style-name="Strong_20_Emphasis"><text:span text:style-name="T3">Steps</text:span></text:span><text:span text:style-name="T4">:</text:span></text:p>
          <text:list>
            <text:list-item>
              <text:p text:style-name="P66">Export BMO quote to PDF/CSV</text:p>
            </text:list-item>
            <text:list-item>
              <text:p text:style-name="P66">Print quote</text:p>
            </text:list-item>
          </text:list>
        </text:list-item>
        <text:list-item>
          <text:p text:style-name="P67"><text:span text:style-name="Strong_20_Emphasis"><text:span text:style-name="T3">Expected</text:span></text:span><text:span text:style-name="T4">: Formatted export with timestamp, disclaimers</text:span></text:p>
        </text:list-item>
      </text:list>
      <text:p text:style-name="P6"><text:span text:style-name="Strong_20_Emphasis"><text:span text:style-name="T3">TC-072: Research Links</text:span></text:span></text:p>
      <text:list text:style-name="L23">
        <text:list-item>
          <text:p text:style-name="P68"><text:soft-page-break/><text:span text:style-name="Strong_20_Emphasis"><text:span text:style-name="T3">Steps</text:span></text:span><text:span text:style-name="T4">:</text:span></text:p>
          <text:list>
            <text:list-item>
              <text:p text:style-name="P69">Click "Research" or "News" from quote</text:p>
            </text:list-item>
          </text:list>
        </text:list-item>
        <text:list-item>
          <text:p text:style-name="P70"><text:span text:style-name="Strong_20_Emphasis"><text:span text:style-name="T3">Expected</text:span></text:span><text:span text:style-name="T4">: Relevant BMO news, analyst reports, financials</text:span></text:p>
        </text:list-item>
      </text:list>
      <text:p text:style-name="Horizontal_20_Line"/>
      <text:h text:style-name="P3" text:outline-level="2"><text:span text:style-name="Strong_20_Emphasis"><text:span text:style-name="T1">Test Data Setup</text:span></text:span></text:h>
      <text:p text:style-name="P6"><text:span text:style-name="Strong_20_Emphasis"><text:span text:style-name="T3">Valid Test Symbols</text:span></text:span><text:span text:style-name="T4">:</text:span></text:p>
      <text:list text:style-name="L24">
        <text:list-item>
          <text:p text:style-name="P71"><text:span text:style-name="Source_20_Text"><text:span text:style-name="T6">BMO</text:span></text:span><text:span text:style-name="T4"> (Primary)</text:span></text:p>
        </text:list-item>
        <text:list-item>
          <text:p text:style-name="P71"><text:span text:style-name="Source_20_Text"><text:span text:style-name="T6">BMO.TO</text:span></text:span><text:span text:style-name="T4"> (TSX explicit)</text:span></text:p>
        </text:list-item>
        <text:list-item>
          <text:p text:style-name="P71"><text:span text:style-name="Source_20_Text"><text:span text:style-name="T6">BMO.N</text:span></text:span><text:span text:style-name="T4"> (NYSE)</text:span></text:p>
        </text:list-item>
        <text:list-item>
          <text:p text:style-name="P71"><text:span text:style-name="Source_20_Text"><text:span text:style-name="T6">BMO:CA</text:span></text:span><text:span text:style-name="T4"> (Bloomberg format)</text:span></text:p>
        </text:list-item>
      </text:list>
      <text:p text:style-name="P6"><text:span text:style-name="Strong_20_Emphasis"><text:span text:style-name="T3">Comparison Symbols</text:span></text:span><text:span text:style-name="T4">:</text:span></text:p>
      <text:list text:style-name="L25">
        <text:list-item>
          <text:p text:style-name="P72"><text:span text:style-name="Source_20_Text"><text:span text:style-name="T6">RY</text:span></text:span><text:span text:style-name="T4"> (Royal Bank)</text:span></text:p>
        </text:list-item>
        <text:list-item>
          <text:p text:style-name="P72"><text:span text:style-name="Source_20_Text"><text:span text:style-name="T6">TD</text:span></text:span><text:span text:style-name="T4"> (TD Bank)</text:span></text:p>
        </text:list-item>
        <text:list-item>
          <text:p text:style-name="P72"><text:span text:style-name="Source_20_Text"><text:span text:style-name="T6">BNS</text:span></text:span><text:span text:style-name="T4"> (Scotiabank)</text:span></text:p>
        </text:list-item>
      </text:list>
      <text:p text:style-name="Horizontal_20_Line"/>
      <text:h text:style-name="P3" text:outline-level="2"><text:span text:style-name="Strong_20_Emphasis"><text:span text:style-name="T1">Validation Checklist</text:span></text:span></text:h>
      <text:p text:style-name="P6"><text:span text:style-name="Strong_20_Emphasis"><text:span text:style-name="T3">Quote Data Must Include</text:span></text:span><text:span text:style-name="T4">:</text:span></text:p>
      <text:list text:style-name="L26">
        <text:list-item>
          <text:p text:style-name="P73">Symbol and company name</text:p>
        </text:list-item>
        <text:list-item>
          <text:p text:style-name="P73">Last trade price and time</text:p>
        </text:list-item>
        <text:list-item>
          <text:p text:style-name="P73">Change amount and percentage</text:p>
        </text:list-item>
        <text:list-item>
          <text:p text:style-name="P73">Bid/Ask prices</text:p>
        </text:list-item>
        <text:list-item>
          <text:p text:style-name="P73">Daily volume</text:p>
        </text:list-item>
        <text:list-item>
          <text:p text:style-name="P73">Day's high/low</text:p>
        </text:list-item>
        <text:list-item>
          <text:p text:style-name="P73">52-week high/low</text:p>
        </text:list-item>
        <text:list-item>
          <text:p text:style-name="P73">Dividend yield (if applicable)</text:p>
        </text:list-item>
        <text:list-item>
          <text:p text:style-name="P73">P/E ratio</text:p>
        </text:list-item>
        <text:list-item>
          <text:p text:style-name="P73">Market capitalization</text:p>
        </text:list-item>
        <text:list-item>
          <text:p text:style-name="P73">Exchange and currency</text:p>
        </text:list-item>
      </text:list>
      <text:p text:style-name="P6"><text:span text:style-name="Strong_20_Emphasis"><text:span text:style-name="T3">UI/UX Requirements</text:span></text:span><text:span text:style-name="T4">:</text:span></text:p>
      <text:list text:style-name="L27">
        <text:list-item>
          <text:p text:style-name="P74">Loading indicator during fetch</text:p>
        </text:list-item>
        <text:list-item>
          <text:p text:style-name="P74"><text:soft-page-break/>Clear error messages</text:p>
        </text:list-item>
        <text:list-item>
          <text:p text:style-name="P74">Color coding (green/red for changes)</text:p>
        </text:list-item>
        <text:list-item>
          <text:p text:style-name="P74">Timestamp visibility</text:p>
        </text:list-item>
        <text:list-item>
          <text:p text:style-name="P74">Refresh capability</text:p>
        </text:list-item>
        <text:list-item>
          <text:p text:style-name="P74">Mobile responsive</text:p>
        </text:list-item>
        <text:list-item>
          <text:p text:style-name="P74">Accessibility compliant</text:p>
        </text:list-item>
      </text:list>
      <text:p text:style-name="Horizontal_20_Line"/>
      <text:h text:style-name="P3" text:outline-level="2"><text:span text:style-name="Strong_20_Emphasis"><text:span text:style-name="T1">Execution Notes</text:span></text:span></text:h>
      <text:list text:style-name="L28">
        <text:list-item>
          <text:p text:style-name="P75"><text:span text:style-name="Strong_20_Emphasis"><text:span text:style-name="T3">Timing</text:span></text:span><text:span text:style-name="T4">: Test during market hours for real-time validation</text:span></text:p>
        </text:list-item>
        <text:list-item>
          <text:p text:style-name="P75"><text:span text:style-name="Strong_20_Emphasis"><text:span text:style-name="T3">Environment</text:span></text:span><text:span text:style-name="T4">: Test in both production and staging</text:span></text:p>
        </text:list-item>
        <text:list-item>
          <text:p text:style-name="P75"><text:span text:style-name="Strong_20_Emphasis"><text:span text:style-name="T3">User Types</text:span></text:span><text:span text:style-name="T4">: Test with different account types (real-time data subscribers vs basic)</text:span></text:p>
        </text:list-item>
        <text:list-item>
          <text:p text:style-name="P75"><text:span text:style-name="Strong_20_Emphasis"><text:span text:style-name="T3">Browser Coverage</text:span></text:span><text:span text:style-name="T4">: Chrome, Firefox, Safari, Edge</text:span></text:p>
        </text:list-item>
        <text:list-item>
          <text:p text:style-name="P75"><text:span text:style-name="Strong_20_Emphasis"><text:span text:style-name="T3">Mobile</text:span></text:span><text:span text:style-name="T4">: iOS Safari, Android Chrome</text:span></text:p>
        </text:list-item>
        <text:list-item>
          <text:p text:style-name="P75"><text:span text:style-name="Strong_20_Emphasis"><text:span text:style-name="T3">Security</text:span></text:span><text:span text:style-name="T4">: Ensure no sensitive data exposure in quote display</text:span></text:p>
        </text:list-item>
      </text:list>
      <text:p text:style-name="P6"><text:span text:style-name="Strong_20_Emphasis"><text:span text:style-name="T3">Regression Testing Priority</text:span></text:span><text:span text:style-name="T4">:</text:span></text:p>
      <text:list text:style-name="L29">
        <text:list-item>
          <text:p text:style-name="P76">High: Basic quote retrieval (TC-010)</text:p>
        </text:list-item>
        <text:list-item>
          <text:p text:style-name="P76">High: Price accuracy validation (TC-030)</text:p>
        </text:list-item>
        <text:list-item>
          <text:p text:style-name="P76">Medium: Detailed quote features (TC-020)</text:p>
        </text:list-item>
        <text:list-item>
          <text:p text:style-name="P76">Medium: Error handling (TC-050)</text:p>
        </text:list-item>
        <text:list-item>
          <text:p text:style-name="P76">Low: Mobile-specific (TC-060)</text:p>
        </text:list-item>
      </text:list>
      <text:p text:style-name="P77">This test suite covers functional, UI, integration, and edge cases for comprehensive validation of the quote retrieval functionality for the BMO symbol.</text:p>
      <text:p text:style-name="Standard"/>
      <text:p text:style-name="P78">Norma Mode</text:p>
      <text:p text:style-name="P79">Here are comprehensive test cases for retrieving quotes for the <text:span text:style-name="Strong_20_Emphasis"><text:span text:style-name="T7">BMO symbol</text:span></text:span> from the Market &amp; Tools pages on the BMO InvestorLine Self-Directed platform. The test cases are categorized by test type and priority.</text:p>
      <text:h text:style-name="P80" text:outline-level="3">📋 <text:span text:style-name="T8">Functional &amp; Data Validation Tests</text:span></text:h>
      <text:p text:style-name="P81">These test the core function of retrieving and displaying a stock quot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ext:soft-page-break/>
          <table:table-row>
            <table:table-cell table:style-name="Table1.A1" office:value-type="string">
              <text:p text:style-name="P82">Test ID</text:p>
            </table:table-cell>
            <table:table-cell table:style-name="Table1.A1" office:value-type="string">
              <text:p text:style-name="P82">Test Case Description</text:p>
            </table:table-cell>
            <table:table-cell table:style-name="Table1.A1" office:value-type="string">
              <text:p text:style-name="P82">Test Steps</text:p>
            </table:table-cell>
            <table:table-cell table:style-name="Table1.A1" office:value-type="string">
              <text:p text:style-name="P82">Expected Result</text:p>
            </table:table-cell>
            <table:table-cell table:style-name="Table1.A1" office:value-type="string">
              <text:p text:style-name="P82">Priority</text:p>
            </table:table-cell>
          </table:table-row>
        </table:table-header-rows>
        <table:table-row>
          <table:table-cell table:style-name="Table1.A1" office:value-type="string">
            <text:p text:style-name="P83"><text:span text:style-name="Strong_20_Emphasis"><text:span text:style-name="T9">F-001</text:span></text:span></text:p>
          </table:table-cell>
          <table:table-cell table:style-name="Table1.A1" office:value-type="string">
            <text:p text:style-name="P84">Basic Quote Retrieval on Market Page</text:p>
          </table:table-cell>
          <table:table-cell table:style-name="Table1.A1" office:value-type="string">
            <text:p text:style-name="P84">1. Log in. 2. Navigate to the Market/Quotes page. 3. Enter "BMO" (or correct symbol) in the quote search box. 4. Initiate the search.</text:p>
          </table:table-cell>
          <table:table-cell table:style-name="Table1.A1" office:value-type="string">
            <text:p text:style-name="P84">The quote data for BMO stock (Bank of Montreal) is displayed promptly.</text:p>
          </table:table-cell>
          <table:table-cell table:style-name="Table1.A1" office:value-type="string">
            <text:p text:style-name="P84">High</text:p>
          </table:table-cell>
        </table:table-row>
        <table:table-row>
          <table:table-cell table:style-name="Table1.A1" office:value-type="string">
            <text:p text:style-name="P83"><text:span text:style-name="Strong_20_Emphasis"><text:span text:style-name="T9">F-002</text:span></text:span></text:p>
          </table:table-cell>
          <table:table-cell table:style-name="Table1.A1" office:value-type="string">
            <text:p text:style-name="P84">Quote Retrieval via Tools Page (Watchlist)</text:p>
          </table:table-cell>
          <table:table-cell table:style-name="Table1.A1" office:value-type="string">
            <text:p text:style-name="P84">1. Log in. 2. Navigate to the "Watch lists" tool. 3. Add "BMO" to a new or existing watchlist. 4. View the watchlist.</text:p>
          </table:table-cell>
          <table:table-cell table:style-name="Table1.A1" office:value-type="string">
            <text:p text:style-name="P84">The watchlist displays current quote data for BMO (e.g., Last Price, Change).</text:p>
          </table:table-cell>
          <table:table-cell table:style-name="Table1.A1" office:value-type="string">
            <text:p text:style-name="P84">High</text:p>
          </table:table-cell>
        </table:table-row>
        <table:table-row>
          <table:table-cell table:style-name="Table1.A1" office:value-type="string">
            <text:p text:style-name="P83"><text:span text:style-name="Strong_20_Emphasis"><text:span text:style-name="T9">F-003</text:span></text:span></text:p>
          </table:table-cell>
          <table:table-cell table:style-name="Table1.A1" office:value-type="string">
            <text:p text:style-name="P84">Verify Quote Data Fields</text:p>
          </table:table-cell>
          <table:table-cell table:style-name="Table1.A1" office:value-type="string">
            <text:p text:style-name="P84">1. Retrieve a BMO quote.</text:p>
          </table:table-cell>
          <table:table-cell table:style-name="Table1.A1" office:value-type="string">
            <text:p text:style-name="P83"><text:span text:style-name="T10">All standard quote fields are present and populated: </text:span><text:span text:style-name="Strong_20_Emphasis"><text:span text:style-name="T9">Last Sale, Change, Bid, Ask, Volume, Open, High, Low, 52-Week High/Low, P/E Ratio, Dividend Yield, etc.</text:span></text:span><text:span text:style-name="T10">.</text:span></text:p>
          </table:table-cell>
          <table:table-cell table:style-name="Table1.A1" office:value-type="string">
            <text:p text:style-name="P84">High</text:p>
          </table:table-cell>
        </table:table-row>
        <table:table-row>
          <table:table-cell table:style-name="Table1.A1" office:value-type="string">
            <text:p text:style-name="P83"><text:span text:style-name="Strong_20_Emphasis"><text:span text:style-name="T9">F-004</text:span></text:span></text:p>
          </table:table-cell>
          <table:table-cell table:style-name="Table1.A1" office:value-type="string">
            <text:p text:style-name="P84">Invalid Symbol Handling</text:p>
          </table:table-cell>
          <table:table-cell table:style-name="Table1.A1" office:value-type="string">
            <text:p text:style-name="P84">1. On the quote page, enter an invalid symbol (e.g., "INVALIDXYZ"). 2. Initiate the search.</text:p>
          </table:table-cell>
          <table:table-cell table:style-name="Table1.A1" office:value-type="string">
            <text:p text:style-name="P84">A clear user-friendly error message is displayed (e.g., "Symbol not found").</text:p>
          </table:table-cell>
          <table:table-cell table:style-name="Table1.A1" office:value-type="string">
            <text:p text:style-name="P84">High</text:p>
          </table:table-cell>
        </table:table-row>
        <table:table-row>
          <table:table-cell table:style-name="Table1.A1" office:value-type="string">
            <text:p text:style-name="P83"><text:span text:style-name="Strong_20_Emphasis"><text:span text:style-name="T9">F-005</text:span></text:span></text:p>
          </table:table-cell>
          <table:table-cell table:style-name="Table1.A1" office:value-type="string">
            <text:p text:style-name="P84">Case-Insensitive &amp; Variation Search</text:p>
          </table:table-cell>
          <table:table-cell table:style-name="Table1.A1" office:value-type="string">
            <text:p text:style-name="P83"><text:span text:style-name="T10">1. Search for "bmo" (lowercase). 2. Search for "</text:span><text:a xlink:type="simple" xlink:href="https://bmo.to/" office:target-frame-name="_blank" xlink:show="new" text:style-name="Internet_20_link" text:visited-style-name="Visited_20_Internet_20_Link"><text:span text:style-name="T11">BMO.TO</text:span></text:a><text:span text:style-name="T10">" (if applicable for TSX).</text:span></text:p>
          </table:table-cell>
          <table:table-cell table:style-name="Table1.A1" office:value-type="string">
            <text:p text:style-name="P84">Correct quote for Bank of Montreal is returned regardless of case. Searches with common suffixes also yield correct results.</text:p>
          </table:table-cell>
          <table:table-cell table:style-name="Table1.A1" office:value-type="string">
            <text:p text:style-name="P84">Medium</text:p>
          </table:table-cell>
        </table:table-row>
        <table:table-row>
          <table:table-cell table:style-name="Table1.A1" office:value-type="string">
            <text:p text:style-name="P83"><text:span text:style-name="Strong_20_Emphasis"><text:span text:style-name="T9">F-006</text:span></text:span></text:p>
          </table:table-cell>
          <table:table-cell table:style-name="Table1.A1" office:value-type="string">
            <text:p text:style-name="P84">Real-Time vs. Delayed Data (5 Star Clients)</text:p>
          </table:table-cell>
          <table:table-cell table:style-name="Table1.A1" office:value-type="string">
            <text:p text:style-name="P83"><text:span text:style-name="Emphasis"><text:span text:style-name="T10">Prerequisite: User is a 5 Star client.</text:span></text:span><text:span text:style-name="T10"> 1. Retrieve a BMO quote.</text:span></text:p>
          </table:table-cell>
          <table:table-cell table:style-name="Table1.A1" office:value-type="string">
            <text:p text:style-name="P83"><text:span text:style-name="T10">For eligible clients, data is </text:span><text:span text:style-name="Strong_20_Emphasis"><text:span text:style-name="T9">real-time or Level 2</text:span></text:span><text:span text:style-name="T10">. For others, data is delayed (minimum 20 mins), with a clear notice.</text:span></text:p>
          </table:table-cell>
          <table:table-cell table:style-name="Table1.A1" office:value-type="string">
            <text:p text:style-name="P85">Medium</text:p>
          </table:table-cell>
        </table:table-row>
      </table:table>
      <text:h text:style-name="P80" text:outline-level="3">🧪 <text:span text:style-name="T8">Usability &amp; Performance Tests</text:span></text:h>
      <text:p text:style-name="P81">These test the user experience and system responsiveness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ext:soft-page-break/>
          <table:table-row>
            <table:table-cell table:style-name="Table2.A1" office:value-type="string">
              <text:p text:style-name="P82">Test ID</text:p>
            </table:table-cell>
            <table:table-cell table:style-name="Table2.A1" office:value-type="string">
              <text:p text:style-name="P82">Test Case Description</text:p>
            </table:table-cell>
            <table:table-cell table:style-name="Table2.A1" office:value-type="string">
              <text:p text:style-name="P82">Test Steps</text:p>
            </table:table-cell>
            <table:table-cell table:style-name="Table2.A1" office:value-type="string">
              <text:p text:style-name="P82">Expected Result</text:p>
            </table:table-cell>
            <table:table-cell table:style-name="Table2.A1" office:value-type="string">
              <text:p text:style-name="P82">Priority</text:p>
            </table:table-cell>
          </table:table-row>
        </table:table-header-rows>
        <table:table-row>
          <table:table-cell table:style-name="Table2.A1" office:value-type="string">
            <text:p text:style-name="P83"><text:span text:style-name="Strong_20_Emphasis"><text:span text:style-name="T9">U-001</text:span></text:span></text:p>
          </table:table-cell>
          <table:table-cell table:style-name="Table2.A1" office:value-type="string">
            <text:p text:style-name="P84">"Recent Quotes" Functionality</text:p>
          </table:table-cell>
          <table:table-cell table:style-name="Table2.A1" office:value-type="string">
            <text:p text:style-name="P84">1. Perform searches for multiple symbols (e.g., BMO, ENB, RY). 2. Return to the main quote page.</text:p>
          </table:table-cell>
          <table:table-cell table:style-name="Table2.A1" office:value-type="string">
            <text:p text:style-name="P84">The "five most recent quotes" are displayed for quick re-access.</text:p>
          </table:table-cell>
          <table:table-cell table:style-name="Table2.A1" office:value-type="string">
            <text:p text:style-name="P84">Medium</text:p>
          </table:table-cell>
        </table:table-row>
        <table:table-row>
          <table:table-cell table:style-name="Table2.A1" office:value-type="string">
            <text:p text:style-name="P83"><text:span text:style-name="Strong_20_Emphasis"><text:span text:style-name="T9">U-002</text:span></text:span></text:p>
          </table:table-cell>
          <table:table-cell table:style-name="Table2.A1" office:value-type="string">
            <text:p text:style-name="P84">Page &amp; Search Responsiveness</text:p>
          </table:table-cell>
          <table:table-cell table:style-name="Table2.A1" office:value-type="string">
            <text:p text:style-name="P84">1. During market hours, perform multiple rapid quote searches for BMO.</text:p>
          </table:table-cell>
          <table:table-cell table:style-name="Table2.A1" office:value-type="string">
            <text:p text:style-name="P84">The system responds quickly (&lt; 3 seconds). The UI does not freeze.</text:p>
          </table:table-cell>
          <table:table-cell table:style-name="Table2.A1" office:value-type="string">
            <text:p text:style-name="P84">High</text:p>
          </table:table-cell>
        </table:table-row>
        <table:table-row>
          <table:table-cell table:style-name="Table2.A1" office:value-type="string">
            <text:p text:style-name="P83"><text:span text:style-name="Strong_20_Emphasis"><text:span text:style-name="T9">U-003</text:span></text:span></text:p>
          </table:table-cell>
          <table:table-cell table:style-name="Table2.A1" office:value-type="string">
            <text:p text:style-name="P84">Cross-Platform Consistency</text:p>
          </table:table-cell>
          <table:table-cell table:style-name="Table2.A1" office:value-type="string">
            <text:p text:style-name="P83"><text:span text:style-name="T10">1. Get a BMO quote on the </text:span><text:span text:style-name="Strong_20_Emphasis"><text:span text:style-name="T9">desktop website</text:span></text:span><text:span text:style-name="T10">. 2. Get a BMO quote on the </text:span><text:span text:style-name="Strong_20_Emphasis"><text:span text:style-name="T9">BMO Invest mobile app</text:span></text:span><text:span text:style-name="T10">.</text:span></text:p>
          </table:table-cell>
          <table:table-cell table:style-name="Table2.A1" office:value-type="string">
            <text:p text:style-name="P83"><text:span text:style-name="T10">Core quote data (Last Price, Change) is </text:span><text:span text:style-name="Strong_20_Emphasis"><text:span text:style-name="T9">consistent</text:span></text:span><text:span text:style-name="T10"> across platforms, ignoring minor display differences.</text:span></text:p>
          </table:table-cell>
          <table:table-cell table:style-name="Table2.A1" office:value-type="string">
            <text:p text:style-name="P85">Medium</text:p>
          </table:table-cell>
        </table:table-row>
      </table:table>
      <text:h text:style-name="P80" text:outline-level="3">🔗 <text:span text:style-name="T8">Integration &amp; Security Tests</text:span></text:h>
      <text:p text:style-name="P81">These test how the quote feature interacts with other systems and handles security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82">Test ID</text:p>
            </table:table-cell>
            <table:table-cell table:style-name="Table3.A1" office:value-type="string">
              <text:p text:style-name="P82">Test Case Description</text:p>
            </table:table-cell>
            <table:table-cell table:style-name="Table3.A1" office:value-type="string">
              <text:p text:style-name="P82">Test Steps</text:p>
            </table:table-cell>
            <table:table-cell table:style-name="Table3.A1" office:value-type="string">
              <text:p text:style-name="P82">Expected Result</text:p>
            </table:table-cell>
            <table:table-cell table:style-name="Table3.A1" office:value-type="string">
              <text:p text:style-name="P82">Priority</text:p>
            </table:table-cell>
          </table:table-row>
        </table:table-header-rows>
        <table:table-row>
          <table:table-cell table:style-name="Table3.A1" office:value-type="string">
            <text:p text:style-name="P83"><text:span text:style-name="Strong_20_Emphasis"><text:span text:style-name="T9">S-001</text:span></text:span></text:p>
          </table:table-cell>
          <table:table-cell table:style-name="Table3.A1" office:value-type="string">
            <text:p text:style-name="P84">Quote Access Without Session</text:p>
          </table:table-cell>
          <table:table-cell table:style-name="Table3.A1" office:value-type="string">
            <text:p text:style-name="P84">1. Log in and obtain a valid session. 2. Deliberately invalidate the session (clear cookies/log out elsewhere). 3. Try to fetch a new BMO quote.</text:p>
          </table:table-cell>
          <table:table-cell table:style-name="Table3.A1" office:value-type="string">
            <text:p text:style-name="P83"><text:span text:style-name="T10">The user is </text:span><text:span text:style-name="Strong_20_Emphasis"><text:span text:style-name="T9">redirected to the login page</text:span></text:span><text:span text:style-name="T10"> and cannot access quote data.</text:span></text:p>
          </table:table-cell>
          <table:table-cell table:style-name="Table3.A1" office:value-type="string">
            <text:p text:style-name="P84">High</text:p>
          </table:table-cell>
        </table:table-row>
        <table:table-row>
          <table:table-cell table:style-name="Table3.A1" office:value-type="string">
            <text:p text:style-name="P83"><text:span text:style-name="Strong_20_Emphasis"><text:span text:style-name="T9">S-002</text:span></text:span></text:p>
          </table:table-cell>
          <table:table-cell table:style-name="Table3.A1" office:value-type="string">
            <text:p text:style-name="P84">Basic Input Sanitization</text:p>
          </table:table-cell>
          <table:table-cell table:style-name="Table3.A1" office:value-type="string">
            <text:p text:style-name="P86"><text:span text:style-name="T10">1. In the quote search box, enter a script or SQL-like string (e.g., </text:span><text:span text:style-name="Source_20_Text"><text:span text:style-name="T12">&lt;script&gt;</text:span></text:span><text:span text:style-name="T10">, </text:span><text:span text:style-name="Source_20_Text"><text:span text:style-name="T12">' OR '1'='1</text:span></text:span><text:span text:style-name="T10">).</text:span></text:p>
          </table:table-cell>
          <table:table-cell table:style-name="Table3.A1" office:value-type="string">
            <text:p text:style-name="P84">Input is safely rejected or sanitized. No system errors or unusual behavior occur.</text:p>
          </table:table-cell>
          <table:table-cell table:style-name="Table3.A1" office:value-type="string">
            <text:p text:style-name="P84">High</text:p>
          </table:table-cell>
        </table:table-row>
        <table:table-row>
          <table:table-cell table:style-name="Table3.A1" office:value-type="string">
            <text:p text:style-name="P83"><text:span text:style-name="Strong_20_Emphasis"><text:span text:style-name="T9">I-001</text:span></text:span></text:p>
          </table:table-cell>
          <table:table-cell table:style-name="Table3.A1" office:value-type="string">
            <text:p text:style-name="P84">Data Consistency Across Modules</text:p>
          </table:table-cell>
          <table:table-cell table:style-name="Table3.A1" office:value-type="string">
            <text:p text:style-name="P83"><text:span text:style-name="T10">1. Get the BMO quote from the main Market page. 2. Note the "Last Sale" price. 3. Open the </text:span><text:span text:style-name="Strong_20_Emphasis"><text:span text:style-name="T9">Value Analyzer</text:span></text:span><text:span text:style-name="T10"> or </text:span><text:span text:style-name="Strong_20_Emphasis"><text:span text:style-name="T9">Technical Insight</text:span></text:span><text:span text:style-name="T10"> tool for BMO.</text:span></text:p>
          </table:table-cell>
          <table:table-cell table:style-name="Table3.A1" office:value-type="string">
            <text:p text:style-name="P83"><text:span text:style-name="T10">The </text:span><text:span text:style-name="Strong_20_Emphasis"><text:span text:style-name="T9">core price data is consistent</text:span></text:span><text:span text:style-name="T10"> between the simple quote view and the advanced analysis tools.</text:span></text:p>
          </table:table-cell>
          <table:table-cell table:style-name="Table3.A1" office:value-type="string">
            <text:p text:style-name="P85">Medium</text:p>
          </table:table-cell>
        </table:table-row>
      </table:table>
      <text:h text:style-name="P80" text:outline-level="3"><text:soft-page-break/>💡 <text:span text:style-name="T8">Recommended Test Data &amp; Environment</text:span></text:h>
      <text:list text:style-name="L30">
        <text:list-item>
          <text:p text:style-name="P87"><text:span text:style-name="Strong_20_Emphasis"><text:span text:style-name="T7">Primary Symbol:</text:span></text:span> <text:span text:style-name="Source_20_Text"><text:span text:style-name="T13">BMO</text:span></text:span> (trades on the Toronto Stock Exchange - TSX).</text:p>
        </text:list-item>
        <text:list-item>
          <text:p text:style-name="P88"><text:span text:style-name="Strong_20_Emphasis"><text:span text:style-name="T7">Test User Types:</text:span></text:span></text:p>
          <text:list>
            <text:list-item>
              <text:p text:style-name="P89"><text:span text:style-name="Strong_20_Emphasis"><text:span text:style-name="T7">Standard Client:</text:span></text:span> Should see <text:span text:style-name="Strong_20_Emphasis"><text:span text:style-name="T7">delayed quotes</text:span></text:span> with a disclaimer.</text:p>
            </text:list-item>
            <text:list-item>
              <text:p text:style-name="P89"><text:span text:style-name="Strong_20_Emphasis"><text:span text:style-name="T7">5 Star Client</text:span></text:span> (&gt;$250k assets or 15+ trades/quarter): Should have access to <text:span text:style-name="Strong_20_Emphasis"><text:span text:style-name="T7">real-time/Level II quotes</text:span></text:span> and the <text:span text:style-name="Strong_20_Emphasis"><text:span text:style-name="T7">BMO Active Trader</text:span></text:span> platform.</text:p>
            </text:list-item>
          </text:list>
        </text:list-item>
        <text:list-item>
          <text:p text:style-name="P89"><text:span text:style-name="Strong_20_Emphasis"><text:span text:style-name="T7">Test Environment:</text:span></text:span> Use a <text:span text:style-name="Strong_20_Emphasis"><text:span text:style-name="T7">UAT/Staging environment</text:span></text:span> if available. If testing in production, perform read-only actions outside of market hours to avoid confusion with live data.</text:p>
        </text:list-item>
        <text:list-item>
          <text:p text:style-name="P87"><text:span text:style-name="Strong_20_Emphasis"><text:span text:style-name="T7">Key Fields to Validate:</text:span></text:span> Use  to understand and validate the meaning of <text:span text:style-name="Source_20_Text"><text:span text:style-name="T13">Bid/Ask Lots</text:span></text:span>, <text:span text:style-name="Source_20_Text"><text:span text:style-name="T13">Volume</text:span></text:span>, and <text:span text:style-name="Source_20_Text"><text:span text:style-name="T13">P/E Ratio</text:span></text:span>.</text:p>
        </text:list-item>
      </text:list>
      <text:p text:style-name="P81">The most critical tests are <text:span text:style-name="Strong_20_Emphasis"><text:span text:style-name="T7">F-001</text:span></text:span> (basic retrieval), <text:span text:style-name="Strong_20_Emphasis"><text:span text:style-name="T7">F-003</text:span></text:span> (data accuracy), <text:span text:style-name="Strong_20_Emphasis"><text:span text:style-name="T7">F-004</text:span></text:span> (error handling), and <text:span text:style-name="Strong_20_Emphasis"><text:span text:style-name="T7">S-001</text:span></text:span> (session security). Focus on verifying that data is not only present but <text:span text:style-name="Strong_20_Emphasis"><text:span text:style-name="T7">contextually correct</text:span></text:span> (e.g., P/E ratio is a reasonable number for a bank stock, dividend yield is formatted as a percentage).</text:p>
      <text:h text:style-name="P80" text:outline-level="3">🔍 <text:span text:style-name="T8">Additional Testing Scenarios</text:span></text:h>
      <text:p text:style-name="P81">To ensure thorough coverage, you can also consider these aspects:</text:p>
      <text:list text:style-name="L31">
        <text:list-item>
          <text:p text:style-name="P90"><text:span text:style-name="Strong_20_Emphasis"><text:span text:style-name="T7">Multi-Session Concurrency:</text:span></text:span> Simulate multiple users searching for the BMO symbol simultaneously to check for system load and data contention issues.</text:p>
        </text:list-item>
        <text:list-item>
          <text:p text:style-name="P90"><text:span text:style-name="Strong_20_Emphasis"><text:span text:style-name="T7">Network Interruption Handling:</text:span></text:span> Start a quote search and then disrupt the network connection to see if the system fails gracefully or provides an option to retry.</text:p>
        </text:list-item>
        <text:list-item>
          <text:p text:style-name="P90"><text:span text:style-name="Strong_20_Emphasis"><text:span text:style-name="T7">Browser Compatibility:</text:span></text:span> Test the quote functionality across different browsers (Chrome, Firefox, Safari, Edge) as recommended for the platform.</text:p>
        </text:list-item>
      </text:list>
      <text:p text:style-name="P91">I hope these test cases provide a solid foundation for your validation. If you can share more specific details about the platform version or the particular "Market and tools page" you are testing, I can help refine these cases further.</text:p>
      <text:p text:style-name="P92"/>
      <text:p text:style-name="P7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9T14:38:06.879785300</meta:creation-date>
    <dc:date>2026-01-09T14:50:52.071516100</dc:date>
    <meta:editing-duration>PT12M44S</meta:editing-duration>
    <meta:editing-cycles>3</meta:editing-cycles>
    <meta:generator>LibreOffice/25.2.2.2$Windows_X86_64 LibreOffice_project/7370d4be9e3cf6031a51beef54ff3bda878e3fac</meta:generator>
    <meta:document-statistic meta:table-count="3" meta:image-count="0" meta:object-count="0" meta:page-count="11" meta:paragraph-count="309" meta:word-count="1898" meta:character-count="11532" meta:non-whitespace-character-count="10120"/>
  </office:meta>
</office:document-meta>
</file>